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2024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8936" calcext:value-type="float">
            <text:p>37.96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202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2022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2021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832" calcext:value-type="float">
            <text:p>36.37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2020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2019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4312" calcext:value-type="float">
            <text:p>36.02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2018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2017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9072" calcext:value-type="float">
            <text:p>36.00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2016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4312" calcext:value-type="float">
            <text:p>36.02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2014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3728" calcext:value-type="float">
            <text:p>35.92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201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2012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2012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9888" calcext:value-type="float">
            <text:p>35.67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2011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201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200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2007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2688" calcext:value-type="float">
            <text:p>35.22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200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9848" calcext:value-type="float">
            <text:p>35.35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2005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2004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200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200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2001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200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1999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199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1997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1996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1995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199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1994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6296" calcext:value-type="float">
            <text:p>35.89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199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6128" calcext:value-type="float">
            <text:p>36.07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1991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1991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1989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1988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198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3968" calcext:value-type="float">
            <text:p>41.6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1986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1985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2096" calcext:value-type="float">
            <text:p>44.2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198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198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198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1979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197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197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5984" calcext:value-type="float">
            <text:p>43.30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197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3912" calcext:value-type="float">
            <text:p>44.25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197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197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